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center"/>
    </style:style>
    <style:style style:name="Tabella1.A" style:family="table-column">
      <style:table-column-properties style:column-width="8.5cm"/>
    </style:style>
    <style:style style:name="Tabella1.1" style:family="table-row">
      <style:table-row-properties style:min-row-height="0.196cm"/>
    </style:style>
    <style:style style:name="Tabel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ella1.B1" style:family="table-cell">
      <style:table-cell-properties fo:padding="0.097cm" fo:border="0.05pt solid #ffffff"/>
    </style:style>
    <style:style style:name="P1" style:family="paragraph" style:parent-style-name="Subtitle">
      <style:paragraph-properties fo:text-align="start" style:justify-single-word="false"/>
      <style:text-properties officeooo:rsid="001e6e0f" officeooo:paragraph-rsid="001e6e0f"/>
    </style:style>
    <style:style style:name="P2" style:family="paragraph" style:parent-style-name="Subtitle">
      <style:paragraph-properties fo:text-align="start" style:justify-single-word="false"/>
      <style:text-properties officeooo:rsid="00157061" officeooo:paragraph-rsid="00157061"/>
    </style:style>
    <style:style style:name="P3" style:family="paragraph" style:parent-style-name="Subtitle">
      <style:paragraph-properties fo:text-align="start" style:justify-single-word="false"/>
      <style:text-properties officeooo:rsid="002b96e8" officeooo:paragraph-rsid="002b96e8"/>
    </style:style>
    <style:style style:name="P4" style:family="paragraph" style:parent-style-name="Subtitle">
      <style:paragraph-properties fo:text-align="start" style:justify-single-word="false"/>
      <style:text-properties officeooo:rsid="003b2ea3" officeooo:paragraph-rsid="003b2ea3"/>
    </style:style>
    <style:style style:name="P5" style:family="paragraph" style:parent-style-name="Text_20_body" style:master-page-name="">
      <style:paragraph-properties fo:text-align="start" style:justify-single-word="false" style:page-number="auto" fo:break-before="auto" fo:break-after="auto"/>
      <style:text-properties officeooo:rsid="004a5519" officeooo:paragraph-rsid="004a5519"/>
    </style:style>
    <style:style style:name="P6" style:family="paragraph" style:parent-style-name="Text_20_body">
      <style:paragraph-properties fo:text-align="start" style:justify-single-word="false"/>
      <style:text-properties officeooo:rsid="004a5519" officeooo:paragraph-rsid="004a5519"/>
    </style:style>
    <style:style style:name="P7" style:family="paragraph" style:parent-style-name="Text_20_body">
      <style:paragraph-properties fo:text-align="start" style:justify-single-word="false"/>
      <style:text-properties officeooo:rsid="004b351c" officeooo:paragraph-rsid="004b351c"/>
    </style:style>
    <style:style style:name="P8" style:family="paragraph" style:parent-style-name="Text_20_body">
      <style:paragraph-properties fo:text-align="start" style:justify-single-word="false"/>
      <style:text-properties officeooo:rsid="004b351c" officeooo:paragraph-rsid="004d8cd2"/>
    </style:style>
    <style:style style:name="P9" style:family="paragraph" style:parent-style-name="Text_20_body" style:list-style-name="L1">
      <style:paragraph-properties fo:text-align="start" style:justify-single-word="false"/>
      <style:text-properties officeooo:rsid="0026627b" officeooo:paragraph-rsid="0026627b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rsid="00270361" officeooo:paragraph-rsid="00270361"/>
    </style:style>
    <style:style style:name="P11" style:family="paragraph" style:parent-style-name="Text_20_body" style:list-style-name="L2">
      <style:paragraph-properties fo:text-align="start" style:justify-single-word="false"/>
      <style:text-properties officeooo:rsid="00157061" officeooo:paragraph-rsid="00157061"/>
    </style:style>
    <style:style style:name="P12" style:family="paragraph" style:parent-style-name="Text_20_body" style:list-style-name="L2">
      <style:paragraph-properties fo:text-align="start" style:justify-single-word="false"/>
      <style:text-properties officeooo:rsid="0015c949" officeooo:paragraph-rsid="0015c949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rsid="0017321e" officeooo:paragraph-rsid="0017321e"/>
    </style:style>
    <style:style style:name="P14" style:family="paragraph" style:parent-style-name="Text_20_body" style:list-style-name="L2">
      <style:paragraph-properties fo:text-align="start" style:justify-single-word="false"/>
      <style:text-properties officeooo:rsid="00198345" officeooo:paragraph-rsid="00198345"/>
    </style:style>
    <style:style style:name="P15" style:family="paragraph" style:parent-style-name="Text_20_body" style:list-style-name="L2">
      <style:paragraph-properties fo:text-align="start" style:justify-single-word="false"/>
      <style:text-properties officeooo:rsid="0019eb62" officeooo:paragraph-rsid="0019eb62"/>
    </style:style>
    <style:style style:name="P16" style:family="paragraph" style:parent-style-name="Text_20_body" style:list-style-name="L2">
      <style:paragraph-properties fo:text-align="start" style:justify-single-word="false"/>
      <style:text-properties officeooo:rsid="001b322f" officeooo:paragraph-rsid="001b322f"/>
    </style:style>
    <style:style style:name="P17" style:family="paragraph" style:parent-style-name="Text_20_body" style:list-style-name="L2">
      <style:paragraph-properties fo:text-align="start" style:justify-single-word="false"/>
      <style:text-properties officeooo:rsid="001b322f" officeooo:paragraph-rsid="001d310e"/>
    </style:style>
    <style:style style:name="P18" style:family="paragraph" style:parent-style-name="Text_20_body" style:list-style-name="L2">
      <style:paragraph-properties fo:text-align="start" style:justify-single-word="false"/>
      <style:text-properties officeooo:rsid="001d310e" officeooo:paragraph-rsid="001d310e"/>
    </style:style>
    <style:style style:name="P19" style:family="paragraph" style:parent-style-name="Text_20_body" style:list-style-name="L3">
      <style:paragraph-properties fo:text-align="start" style:justify-single-word="false"/>
      <style:text-properties officeooo:rsid="001e6e0f" officeooo:paragraph-rsid="001e6e0f"/>
    </style:style>
    <style:style style:name="P20" style:family="paragraph" style:parent-style-name="Text_20_body" style:list-style-name="L3">
      <style:paragraph-properties fo:text-align="start" style:justify-single-word="false"/>
      <style:text-properties officeooo:rsid="001f751c" officeooo:paragraph-rsid="0020b671"/>
    </style:style>
    <style:style style:name="P21" style:family="paragraph" style:parent-style-name="Text_20_body" style:list-style-name="L3">
      <style:paragraph-properties fo:text-align="start" style:justify-single-word="false"/>
      <style:text-properties officeooo:rsid="0020b671" officeooo:paragraph-rsid="0020b671"/>
    </style:style>
    <style:style style:name="P22" style:family="paragraph" style:parent-style-name="Text_20_body" style:list-style-name="L3">
      <style:paragraph-properties fo:text-align="start" style:justify-single-word="false"/>
      <style:text-properties officeooo:rsid="0027f1ef" officeooo:paragraph-rsid="0027f1ef"/>
    </style:style>
    <style:style style:name="P23" style:family="paragraph" style:parent-style-name="Text_20_body" style:list-style-name="L4">
      <style:paragraph-properties fo:text-align="start" style:justify-single-word="false"/>
      <style:text-properties officeooo:rsid="002d451c" officeooo:paragraph-rsid="002d451c"/>
    </style:style>
    <style:style style:name="P24" style:family="paragraph" style:parent-style-name="Text_20_body" style:list-style-name="L4">
      <style:paragraph-properties fo:text-align="start" style:justify-single-word="false"/>
      <style:text-properties officeooo:rsid="002e3b20" officeooo:paragraph-rsid="002e3b20"/>
    </style:style>
    <style:style style:name="P25" style:family="paragraph" style:parent-style-name="Text_20_body" style:list-style-name="L4">
      <style:paragraph-properties fo:text-align="start" style:justify-single-word="false"/>
      <style:text-properties officeooo:rsid="00344be9" officeooo:paragraph-rsid="00344be9"/>
    </style:style>
    <style:style style:name="P26" style:family="paragraph" style:parent-style-name="Text_20_body" style:list-style-name="L4">
      <style:paragraph-properties fo:text-align="start" style:justify-single-word="false"/>
      <style:text-properties officeooo:rsid="002f6515" officeooo:paragraph-rsid="002f6515"/>
    </style:style>
    <style:style style:name="P27" style:family="paragraph" style:parent-style-name="Text_20_body" style:list-style-name="L4">
      <style:paragraph-properties fo:text-align="start" style:justify-single-word="false"/>
      <style:text-properties officeooo:rsid="003051ab" officeooo:paragraph-rsid="003051ab"/>
    </style:style>
    <style:style style:name="P28" style:family="paragraph" style:parent-style-name="Text_20_body" style:list-style-name="L4">
      <style:paragraph-properties fo:text-align="start" style:justify-single-word="false"/>
      <style:text-properties officeooo:rsid="003169d3" officeooo:paragraph-rsid="003169d3"/>
    </style:style>
    <style:style style:name="P29" style:family="paragraph" style:parent-style-name="Text_20_body" style:list-style-name="L4">
      <style:paragraph-properties fo:text-align="start" style:justify-single-word="false"/>
      <style:text-properties officeooo:rsid="0039027c" officeooo:paragraph-rsid="0039027c"/>
    </style:style>
    <style:style style:name="P30" style:family="paragraph" style:parent-style-name="Text_20_body" style:list-style-name="L4">
      <style:paragraph-properties fo:text-align="start" style:justify-single-word="false"/>
      <style:text-properties officeooo:rsid="0039c9c8" officeooo:paragraph-rsid="0039c9c8"/>
    </style:style>
    <style:style style:name="P31" style:family="paragraph" style:parent-style-name="Text_20_body" style:list-style-name="L5">
      <style:paragraph-properties fo:text-align="start" style:justify-single-word="false"/>
      <style:text-properties officeooo:rsid="003b8b1d" officeooo:paragraph-rsid="003b8b1d"/>
    </style:style>
    <style:style style:name="P32" style:family="paragraph" style:parent-style-name="Text_20_body" style:list-style-name="L5">
      <style:paragraph-properties fo:text-align="start" style:justify-single-word="false"/>
      <style:text-properties officeooo:rsid="003c4c61" officeooo:paragraph-rsid="003c4c61"/>
    </style:style>
    <style:style style:name="P33" style:family="paragraph" style:parent-style-name="Text_20_body" style:list-style-name="L5">
      <style:paragraph-properties fo:text-align="start" style:justify-single-word="false"/>
      <style:text-properties officeooo:rsid="003e0c8d" officeooo:paragraph-rsid="003e0c8d"/>
    </style:style>
    <style:style style:name="P34" style:family="paragraph" style:parent-style-name="Text_20_body" style:list-style-name="L5">
      <style:paragraph-properties fo:text-align="start" style:justify-single-word="false"/>
      <style:text-properties officeooo:rsid="003f79a8" officeooo:paragraph-rsid="003f79a8"/>
    </style:style>
    <style:style style:name="P35" style:family="paragraph" style:parent-style-name="Text_20_body" style:list-style-name="L5">
      <style:paragraph-properties fo:text-align="start" style:justify-single-word="false"/>
      <style:text-properties officeooo:rsid="0040211a" officeooo:paragraph-rsid="0040211a"/>
    </style:style>
    <style:style style:name="P36" style:family="paragraph" style:parent-style-name="Text_20_body" style:list-style-name="L5">
      <style:paragraph-properties fo:text-align="start" style:justify-single-word="false"/>
      <style:text-properties officeooo:rsid="0040ab78" officeooo:paragraph-rsid="0040ab78"/>
    </style:style>
    <style:style style:name="P37" style:family="paragraph" style:parent-style-name="Text_20_body" style:list-style-name="L5">
      <style:paragraph-properties fo:text-align="start" style:justify-single-word="false"/>
      <style:text-properties officeooo:rsid="00422c9f" officeooo:paragraph-rsid="00422c9f"/>
    </style:style>
    <style:style style:name="P38" style:family="paragraph" style:parent-style-name="Text_20_body" style:list-style-name="L5">
      <style:paragraph-properties fo:text-align="start" style:justify-single-word="false"/>
      <style:text-properties officeooo:rsid="0043f81c" officeooo:paragraph-rsid="0043f81c"/>
    </style:style>
    <style:style style:name="P39" style:family="paragraph" style:parent-style-name="Text_20_body" style:list-style-name="L5">
      <style:paragraph-properties fo:text-align="start" style:justify-single-word="false"/>
      <style:text-properties officeooo:rsid="00453839" officeooo:paragraph-rsid="00453839"/>
    </style:style>
    <style:style style:name="P40" style:family="paragraph" style:parent-style-name="Text_20_body" style:list-style-name="L5">
      <style:paragraph-properties fo:text-align="start" style:justify-single-word="false"/>
      <style:text-properties officeooo:rsid="00464aff" officeooo:paragraph-rsid="00464aff"/>
    </style:style>
    <style:style style:name="P41" style:family="paragraph" style:parent-style-name="Text_20_body" style:list-style-name="L5">
      <style:paragraph-properties fo:text-align="start" style:justify-single-word="false"/>
      <style:text-properties officeooo:rsid="004752f3" officeooo:paragraph-rsid="004752f3"/>
    </style:style>
    <style:style style:name="P42" style:family="paragraph" style:parent-style-name="Text_20_body" style:list-style-name="L5">
      <style:paragraph-properties fo:text-align="start" style:justify-single-word="false"/>
      <style:text-properties officeooo:rsid="004a5519" officeooo:paragraph-rsid="004a5519"/>
    </style:style>
    <style:style style:name="P43" style:family="paragraph" style:parent-style-name="Text_20_body" style:list-style-name="L5">
      <style:paragraph-properties fo:text-align="start" style:justify-single-word="false"/>
      <style:text-properties officeooo:rsid="004a5519" officeooo:paragraph-rsid="004b351c"/>
    </style:style>
    <style:style style:name="P44" style:family="paragraph" style:parent-style-name="Text_20_body" style:list-style-name="L5">
      <style:paragraph-properties fo:text-align="start" style:justify-single-word="false"/>
      <style:text-properties officeooo:rsid="005be9f3" officeooo:paragraph-rsid="005be9f3"/>
    </style:style>
    <style:style style:name="P45" style:family="paragraph" style:parent-style-name="Text_20_body" style:list-style-name="L5">
      <style:paragraph-properties fo:text-align="start" style:justify-single-word="false"/>
      <style:text-properties officeooo:rsid="0060fddc" officeooo:paragraph-rsid="0060fddc"/>
    </style:style>
    <style:style style:name="P46" style:family="paragraph" style:parent-style-name="Text_20_body" style:list-style-name="L5">
      <style:paragraph-properties fo:text-align="start" style:justify-single-word="false"/>
      <style:text-properties officeooo:rsid="006190c9" officeooo:paragraph-rsid="006190c9"/>
    </style:style>
    <style:style style:name="P47" style:family="paragraph" style:parent-style-name="Text_20_body" style:list-style-name="L5">
      <style:paragraph-properties fo:text-align="start" style:justify-single-word="false"/>
      <style:text-properties officeooo:rsid="0061e740" officeooo:paragraph-rsid="0061e740"/>
    </style:style>
    <style:style style:name="P48" style:family="paragraph" style:parent-style-name="Text_20_body" style:list-style-name="L5">
      <style:paragraph-properties fo:text-align="start" style:justify-single-word="false"/>
      <style:text-properties officeooo:rsid="004b351c" officeooo:paragraph-rsid="004b351c"/>
    </style:style>
    <style:style style:name="P49" style:family="paragraph" style:parent-style-name="Text_20_body" style:list-style-name="L5">
      <style:paragraph-properties fo:text-align="start" style:justify-single-word="false"/>
      <style:text-properties officeooo:rsid="004b351c" officeooo:paragraph-rsid="004d8cd2"/>
    </style:style>
    <style:style style:name="P50" style:family="paragraph" style:parent-style-name="Text_20_body" style:list-style-name="L5">
      <style:paragraph-properties fo:text-align="start" style:justify-single-word="false"/>
      <style:text-properties officeooo:rsid="00514146" officeooo:paragraph-rsid="00514146"/>
    </style:style>
    <style:style style:name="P51" style:family="paragraph" style:parent-style-name="Text_20_body" style:list-style-name="L5">
      <style:paragraph-properties fo:text-align="start" style:justify-single-word="false"/>
      <style:text-properties officeooo:rsid="00547823" officeooo:paragraph-rsid="00547823"/>
    </style:style>
    <style:style style:name="P52" style:family="paragraph" style:parent-style-name="Text_20_body" style:list-style-name="L5">
      <style:paragraph-properties fo:text-align="start" style:justify-single-word="false"/>
      <style:text-properties officeooo:rsid="00566563" officeooo:paragraph-rsid="00566563"/>
    </style:style>
    <style:style style:name="P53" style:family="paragraph" style:parent-style-name="Text_20_body" style:list-style-name="L5">
      <style:paragraph-properties fo:text-align="start" style:justify-single-word="false"/>
      <style:text-properties officeooo:rsid="0059822d" officeooo:paragraph-rsid="0059822d"/>
    </style:style>
    <style:style style:name="P54" style:family="paragraph" style:parent-style-name="Text_20_body" style:list-style-name="L5">
      <style:paragraph-properties fo:text-align="start" style:justify-single-word="false"/>
      <style:text-properties officeooo:rsid="005b2d58" officeooo:paragraph-rsid="005b2d58"/>
    </style:style>
    <style:style style:name="P55" style:family="paragraph" style:parent-style-name="Text_20_body" style:list-style-name="L5">
      <style:paragraph-properties fo:text-align="start" style:justify-single-word="false"/>
      <style:text-properties officeooo:rsid="005b7359" officeooo:paragraph-rsid="005b7359"/>
    </style:style>
    <style:style style:name="P56" style:family="paragraph" style:parent-style-name="Text_20_body" style:list-style-name="L5">
      <style:paragraph-properties fo:text-align="start" style:justify-single-word="false"/>
      <style:text-properties officeooo:rsid="00597056" officeooo:paragraph-rsid="00597056"/>
    </style:style>
    <style:style style:name="P57" style:family="paragraph" style:parent-style-name="Text_20_body" style:list-style-name="L5">
      <style:paragraph-properties fo:text-align="start" style:justify-single-word="false"/>
      <style:text-properties officeooo:rsid="00544ebf" officeooo:paragraph-rsid="00547823"/>
    </style:style>
    <style:style style:name="P58" style:family="paragraph" style:parent-style-name="Text_20_body" style:list-style-name="L5">
      <style:paragraph-properties fo:text-align="start" style:justify-single-word="false"/>
      <style:text-properties officeooo:rsid="00544ebf" officeooo:paragraph-rsid="00544ebf"/>
    </style:style>
    <style:style style:name="P59" style:family="paragraph" style:parent-style-name="Text_20_body" style:list-style-name="L5">
      <style:paragraph-properties fo:text-align="start" style:justify-single-word="false"/>
      <style:text-properties officeooo:rsid="005cd1ec" officeooo:paragraph-rsid="005cd1ec"/>
    </style:style>
    <style:style style:name="P60" style:family="paragraph" style:parent-style-name="Text_20_body" style:list-style-name="L5">
      <style:paragraph-properties fo:text-align="start" style:justify-single-word="false"/>
      <style:text-properties officeooo:rsid="005d6e51" officeooo:paragraph-rsid="005d6e51"/>
    </style:style>
    <style:style style:name="P61" style:family="paragraph" style:parent-style-name="Text_20_body" style:list-style-name="L5">
      <style:paragraph-properties fo:text-align="start" style:justify-single-word="false"/>
      <style:text-properties officeooo:rsid="005f7fa2" officeooo:paragraph-rsid="005f7fa2"/>
    </style:style>
    <style:style style:name="P62" style:family="paragraph" style:parent-style-name="Text_20_body" style:list-style-name="L5">
      <style:paragraph-properties fo:text-align="start" style:justify-single-word="false"/>
      <style:text-properties officeooo:rsid="005e69a1" officeooo:paragraph-rsid="005e69a1"/>
    </style:style>
    <style:style style:name="P63" style:family="paragraph" style:parent-style-name="Text_20_body" style:list-style-name="L5">
      <style:paragraph-properties fo:text-align="start" style:justify-single-word="false"/>
      <style:text-properties officeooo:rsid="005fcad0" officeooo:paragraph-rsid="005fcad0"/>
    </style:style>
    <style:style style:name="P64" style:family="paragraph" style:parent-style-name="Text_20_body" style:list-style-name="L5">
      <style:paragraph-properties fo:text-align="start" style:justify-single-word="false"/>
      <style:text-properties officeooo:rsid="006017a7" officeooo:paragraph-rsid="006017a7"/>
    </style:style>
    <style:style style:name="P65" style:family="paragraph" style:parent-style-name="Text_20_body" style:list-style-name="L5">
      <style:paragraph-properties fo:text-align="start" style:justify-single-word="false"/>
      <style:text-properties style:text-line-through-style="none" style:text-line-through-type="none" fo:font-size="15pt" fo:font-style="normal" style:text-underline-style="none" fo:font-weight="bold" officeooo:rsid="004b351c" officeooo:paragraph-rsid="004d8cd2" style:font-size-asian="15pt" style:font-style-asian="normal" style:font-weight-asian="bold" style:font-size-complex="15pt" style:font-style-complex="normal" style:font-weight-complex="bold"/>
    </style:style>
    <style:style style:name="P66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P67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officeooo:rsid="004b351c" officeooo:paragraph-rsid="004d8cd2" style:font-weight-asian="bold" style:font-weight-complex="bold"/>
    </style:style>
    <style:style style:name="P68" style:family="paragraph" style:parent-style-name="Text_20_body" style:list-style-name="L5">
      <style:paragraph-properties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69" style:family="paragraph" style:parent-style-name="Text_20_body" style:list-style-name="L5">
      <style:paragraph-properties fo:text-align="start" style:justify-single-word="false"/>
      <style:text-properties officeooo:rsid="004c7402" officeooo:paragraph-rsid="004d8cd2"/>
    </style:style>
    <style:style style:name="P70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cc774" officeooo:paragraph-rsid="004d8cd2" style:font-size-asian="10.5pt" style:font-weight-asian="normal" style:font-size-complex="12pt" style:font-weight-complex="normal"/>
    </style:style>
    <style:style style:name="P71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cc774" officeooo:paragraph-rsid="004d8cd2" style:font-size-asian="10.5pt" style:font-weight-asian="bold" style:font-size-complex="12pt" style:font-weight-complex="bold"/>
    </style:style>
    <style:style style:name="P72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normal" officeooo:rsid="004cc774" officeooo:paragraph-rsid="004d8cd2" style:font-size-asian="10.5pt" style:font-weight-asian="normal" style:font-size-complex="12pt" style:font-weight-complex="normal"/>
    </style:style>
    <style:style style:name="P73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bold" officeooo:rsid="004cc774" officeooo:paragraph-rsid="004d8cd2" style:font-size-asian="10.5pt" style:font-weight-asian="bold" style:font-size-complex="12pt" style:font-weight-complex="bold"/>
    </style:style>
    <style:style style:name="P74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75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P76" style:family="paragraph" style:parent-style-name="Title" style:master-page-name="Index">
      <style:paragraph-properties style:page-number="auto"/>
      <style:text-properties officeooo:rsid="0013fb9b"/>
    </style:style>
    <style:style style:name="P77" style:family="paragraph" style:parent-style-name="Subtitle" style:list-style-name="L4">
      <style:paragraph-properties fo:text-align="start" style:justify-single-word="false"/>
      <style:text-properties officeooo:rsid="00370e08" officeooo:paragraph-rsid="00370e08"/>
    </style:style>
    <style:style style:name="P78" style:family="paragraph" style:parent-style-name="Subtitle" style:list-style-name="L5">
      <style:paragraph-properties fo:text-align="start" style:justify-single-word="false" fo:break-before="page"/>
      <style:text-properties officeooo:rsid="004b351c" officeooo:paragraph-rsid="004b351c"/>
    </style:style>
    <style:style style:name="P79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fo:font-weight="bold" officeooo:rsid="004f1a7b" officeooo:paragraph-rsid="004f1a7b" style:font-size-asian="13.1000003814697pt" style:font-weight-asian="bold" style:font-size-complex="15pt" style:font-weight-complex="bold"/>
    </style:style>
    <style:style style:name="P80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style:text-underline-style="none" fo:font-weight="bold" officeooo:rsid="004f1a7b" officeooo:paragraph-rsid="004f1a7b" style:font-size-asian="13.1000003814697pt" style:font-weight-asian="bold" style:font-size-complex="15pt" style:font-weight-complex="bold"/>
    </style:style>
    <style:style style:name="P81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solid" style:text-underline-width="auto" style:text-underline-color="font-color" fo:font-weight="normal" officeooo:rsid="004f1a7b" officeooo:paragraph-rsid="004f1a7b" style:font-size-asian="10.5pt" style:font-weight-asian="normal" style:font-size-complex="12pt" style:font-weight-complex="normal"/>
    </style:style>
    <style:style style:name="P82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none" fo:font-weight="normal" officeooo:rsid="004f1a7b" officeooo:paragraph-rsid="004f1a7b" style:font-size-asian="10.5pt" style:font-weight-asian="normal" style:font-size-complex="12pt" style:font-weight-complex="normal"/>
    </style:style>
    <style:style style:name="T1" style:family="text">
      <style:text-properties officeooo:rsid="0017cb0e"/>
    </style:style>
    <style:style style:name="T2" style:family="text">
      <style:text-properties officeooo:rsid="0022b5ec"/>
    </style:style>
    <style:style style:name="T3" style:family="text">
      <style:text-properties officeooo:rsid="00246390"/>
    </style:style>
    <style:style style:name="T4" style:family="text">
      <style:text-properties officeooo:rsid="00250477"/>
    </style:style>
    <style:style style:name="T5" style:family="text">
      <style:text-properties officeooo:rsid="0027afbd"/>
    </style:style>
    <style:style style:name="T6" style:family="text">
      <style:text-properties officeooo:rsid="0027f1ef"/>
    </style:style>
    <style:style style:name="T7" style:family="text">
      <style:text-properties officeooo:rsid="0029ab56"/>
    </style:style>
    <style:style style:name="T8" style:family="text">
      <style:text-properties officeooo:rsid="002f6515"/>
    </style:style>
    <style:style style:name="T9" style:family="text">
      <style:text-properties officeooo:rsid="002f7712"/>
    </style:style>
    <style:style style:name="T10" style:family="text">
      <style:text-properties officeooo:rsid="0032ea42"/>
    </style:style>
    <style:style style:name="T11" style:family="text">
      <style:text-properties officeooo:rsid="003694ad"/>
    </style:style>
    <style:style style:name="T12" style:family="text">
      <style:text-properties officeooo:rsid="0047fd45"/>
    </style:style>
    <style:style style:name="T13" style:family="text">
      <style:text-properties officeooo:rsid="004b351c"/>
    </style:style>
    <style:style style:name="T14" style:family="text">
      <style:text-properties officeooo:rsid="004c7402"/>
    </style:style>
    <style:style style:name="T15" style:family="text">
      <style:text-properties officeooo:rsid="00547823"/>
    </style:style>
    <style:style style:name="T16" style:family="text">
      <style:text-properties officeooo:rsid="0058966f"/>
    </style:style>
    <style:style style:name="T17" style:family="text">
      <style:text-properties officeooo:rsid="005e69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FILOSOFIA</text:p>
      <text:p text:style-name="P2">Romanticismo <text:span text:style-name="T2">(Rivoluzione Francese – I Guerra Mondiale)</text:span></text:p>
      <text:list xml:id="list52058777780471830" text:style-name="L1">
        <text:list-item>
          <text:p text:style-name="P9">Riviste preromantiche: L'Allemagne, Athaeneum</text:p>
        </text:list-item>
        <text:list-item>
          <text:p text:style-name="P10">I preromantici erano artisti eclettici, i romantici si specializzarono (filosofi = idealisti <text:span text:style-name="T5">da eidos</text:span>)</text:p>
        </text:list-item>
      </text:list>
      <text:list xml:id="list2847838426713323646" text:style-name="L2">
        <text:list-item>
          <text:p text:style-name="P11">La ragione illuminista passa in secondo piano, il primato è del sentimento nei suoi aspetti positivi e pessimistici</text:p>
        </text:list-item>
        <text:list-item>
          <text:p text:style-name="P11">I romantici criticavano l'Illuminismo:</text:p>
          <text:list>
            <text:list-item>
              <text:p text:style-name="P11">Non aveva avuto successo ovunque (non tutti i governi erano illuminati)</text:p>
            </text:list-item>
            <text:list-item>
              <text:p text:style-name="P11">l'arte non era considerata</text:p>
            </text:list-item>
            <text:list-item>
              <text:p text:style-name="P11">indagavano valori di una società antiquata</text:p>
            </text:list-item>
            <text:list-item>
              <text:p text:style-name="P11">riguardava una classe elitaria</text:p>
            </text:list-item>
            <text:list-item>
              <text:p text:style-name="P12">non era considerato il sentimento</text:p>
            </text:list-item>
          </text:list>
        </text:list-item>
        <text:list-item>
          <text:p text:style-name="P13">La diffusione del romanticismo porta allo scoppio di numerose rivolte, <text:span text:style-name="T1">poichè il popolo viene coinvolto</text:span></text:p>
        </text:list-item>
        <text:list-item>
          <text:p text:style-name="P14">Il romanticismo nasce al Circolo di Jena <text:span text:style-name="T3">(1800)</text:span> da un movimento <text:span text:style-name="T4">preromantico</text:span> tedesco: lo Sturm und Drang (1770)</text:p>
        </text:list-item>
        <text:list-item>
          <text:p text:style-name="P14">Artista romantico:</text:p>
          <text:list>
            <text:list-item>
              <text:p text:style-name="P14">geniale</text:p>
            </text:list-item>
            <text:list-item>
              <text:p text:style-name="P14">originale</text:p>
            </text:list-item>
            <text:list-item>
              <text:p text:style-name="P14">coglie l'infinito</text:p>
            </text:list-item>
            <text:list-item>
              <text:p text:style-name="P14">comunica sentimenti</text:p>
            </text:list-item>
          </text:list>
        </text:list-item>
        <text:list-item>
          <text:p text:style-name="P15">Risoluzione del finito nell'infinito (sussunzione dell'infinito nel finito) è il tema più trattato</text:p>
        </text:list-item>
        <text:list-item>
          <text:p text:style-name="P16">Amore Romantico:</text:p>
          <text:list>
            <text:list-item>
              <text:p text:style-name="P16">Passione (coinvolgimento dei sensi)</text:p>
            </text:list-item>
            <text:list-item>
              <text:p text:style-name="P16">Fusione (coinvolgimento dello spirito)</text:p>
            </text:list-item>
          </text:list>
        </text:list-item>
        <text:list-item>
          <text:p text:style-name="P16">Morte è rifugio, rasserenamento e annientamento (pessimismo)</text:p>
        </text:list-item>
        <text:list-item>
          <text:p text:style-name="P17">Natura </text:p>
          <text:list>
            <text:list-item>
              <text:p text:style-name="P18">domina l'uomo</text:p>
            </text:list-item>
            <text:list-item>
              <text:p text:style-name="P18">divino calato nel reale</text:p>
            </text:list-item>
            <text:list-item>
              <text:p text:style-name="P18">superiore all'uomo</text:p>
            </text:list-item>
            <text:list-item>
              <text:p text:style-name="P18">finalistica, non meccanicistica</text:p>
            </text:list-item>
          </text:list>
        </text:list-item>
        <text:list-item>
          <text:p text:style-name="P18">Infinito è sehnsucht (desiderio irrefrenabile dell'infinito)</text:p>
        </text:list-item>
      </text:list>
      <text:p text:style-name="P1">Idealismo</text:p>
      <text:list xml:id="list5480172531865075716" text:style-name="L3">
        <text:list-item>
          <text:p text:style-name="P19">Esponenti: Fichte, Shelling, Hegel</text:p>
        </text:list-item>
        <text:list-item>
          <text:p text:style-name="P20"><text:soft-page-break/>Obbiettivo:<text:tab/></text:p>
          <text:list>
            <text:list-item>
              <text:p text:style-name="P20">distruggere il dualismo kantiano (fenomeno-noumeno)</text:p>
              <text:list>
                <text:list-item>
                  <text:p text:style-name="P21">Secondo Fichte il noumeno è inammissibile perchè inconoscibile</text:p>
                </text:list-item>
              </text:list>
            </text:list-item>
            <text:list-item>
              <text:p text:style-name="P21">trovare <text:span text:style-name="T6">il</text:span> principio <text:span text:style-name="T6">primo assoluto (sciolto da ogni legame)</text:span> su cui fondare la realtà</text:p>
              <text:list>
                <text:list-item>
                  <text:p text:style-name="P22">sia infinito (spirito) la forza positiva e il finito (natura) la forza negativa, il finito lascerà spazio all'infinito e il finito diverrà in parte infinitizzato <text:span text:style-name="T7">(primato del positivo sul negativo)</text:span></text:p>
                </text:list-item>
                <text:list-item>
                  <text:p text:style-name="P22">secondo Hegel il procedimento va ripetuto fino a che il finito è tendente a 0, creando quindi un principio assoluto avendo demolito il principio in antitesi (antitesi1 e tesi1 danno origine a una tesi2 che avrà un antitesi2, fino ad arrivare all'ultima tesi sciolta da ogni legame con altro). La sintesi è il aufhebeng (superamento).</text:p>
                </text:list-item>
              </text:list>
            </text:list-item>
            <text:list-item>
              <text:p text:style-name="P22">Rivalutare la metafisica (nuova metafisica dell'infinito)</text:p>
              <text:list>
                <text:list-item>
                  <text:p text:style-name="P22">infinito è nell'immanente, perciò la realtà è metafisica <text:span text:style-name="T10">(sussumere infinito nel finito)</text:span></text:p>
                </text:list-item>
                <text:list-item>
                  <text:p text:style-name="P22">nuova poichè l'infinito nel finito porta con sè qualcosa di finito</text:p>
                </text:list-item>
              </text:list>
            </text:list-item>
          </text:list>
        </text:list-item>
      </text:list>
      <text:p text:style-name="P3"><text:bookmark-start text:name="Fichte"/>Fichte<text:bookmark-end text:name="Fichte"/></text:p>
      <text:list xml:id="list5077935015844718230" text:style-name="L4">
        <text:list-item>
          <text:p text:style-name="P23">Dottrina della scienza</text:p>
          <text:list>
            <text:list-item>
              <text:p text:style-name="P24">Lo scopo è rendere la filosofia un sapere assoluto</text:p>
            </text:list-item>
            <text:list-item>
              <text:p text:style-name="P24">Il principio primo è posto nell'io <text:span text:style-name="T8">(autocoscienza)</text:span> , <text:span text:style-name="T8">il quale si è autoposto e autocreato</text:span></text:p>
              <text:list>
                <text:list-item>
                  <text:p text:style-name="P25">Principi</text:p>
                  <text:list>
                    <text:list-item>
                      <text:p text:style-name="P26">Tesi: Io = Io <text:span text:style-name="T9">(principio identità) </text:span></text:p>
                    </text:list-item>
                    <text:list-item>
                      <text:p text:style-name="P27">Antitesi: Io crea NON-IO</text:p>
                    </text:list-item>
                    <text:list-item>
                      <text:p text:style-name="P28">Sintesi: Io oppone nell'io all'io divisibile un non-io divisibile (divisibile = molteplice e finito), <text:span text:style-name="T11">con sussunzione della parte positiva del negativo nasce un nuovo Io</text:span></text:p>
                    </text:list-item>
                  </text:list>
                </text:list-item>
              </text:list>
            </text:list-item>
            <text:list-item>
              <text:p text:style-name="P28">Io</text:p>
              <text:list>
                <text:list-item>
                  <text:p text:style-name="P28">Simile a se stesso</text:p>
                </text:list-item>
                <text:list-item>
                  <text:p text:style-name="P28">Intuizione intellettuale (può pensare solo a se stesso)</text:p>
                </text:list-item>
                <text:list-item>
                  <text:p text:style-name="P28">oppone a se delle antitesi, rimanendone slegato</text:p>
                </text:list-item>
                <text:list-item>
                  <text:p text:style-name="P28">tat-handlung, azione e prodotto dell'azione</text:p>
                </text:list-item>
                <text:list-item>
                  <text:p text:style-name="P28">agisce nella natura</text:p>
                </text:list-item>
              </text:list>
              <text:p text:style-name="P77"><text:bookmark-start text:name="Schelling"/>Schelling<text:bookmark-end text:name="Schelling"/></text:p>
            </text:list-item>
          </text:list>
        </text:list-item>
        <text:list-item>
          <text:p text:style-name="P29">La natura è preistoria dello spirito</text:p>
        </text:list-item>
        <text:list-item>
          <text:p text:style-name="P29">Sopra natura e spirito vi è l'Assoluto</text:p>
        </text:list-item>
        <text:list-item>
          <text:p text:style-name="P29">Filosofia della natura: natura (oggetto) a spirito (soggetto)</text:p>
        </text:list-item>
        <text:list-item>
          <text:p text:style-name="P29">Filosofia trascendentale: spirito (sogetto) a natura (oggetto)</text:p>
        </text:list-item>
        <text:list-item>
          <text:p text:style-name="P30">L'intuizione intellettuale non può esistere perchè si troverebbe nella natura</text:p>
        </text:list-item>
        <text:list-item>
          <text:p text:style-name="P30"><text:soft-page-break/>L'arte </text:p>
          <text:list>
            <text:list-item>
              <text:p text:style-name="P30">è l'unica scienza in cui spirito e natura si armonizzano (intuizione estetica)</text:p>
            </text:list-item>
            <text:list-item>
              <text:p text:style-name="P30">Coglie tutta la realtà</text:p>
            </text:list-item>
            <text:list-item>
              <text:p text:style-name="P30">è sintesi di spirito e natura, nonostante contenga più parti natura</text:p>
            </text:list-item>
          </text:list>
        </text:list-item>
      </text:list>
      <text:p text:style-name="P4"><text:bookmark-start text:name="Hegel"/>Hegel<text:bookmark-end text:name="Hegel"/></text:p>
      <text:list xml:id="list8587198460216869098" text:style-name="L5">
        <text:list-item>
          <text:p text:style-name="P31">Idee</text:p>
          <text:list>
            <text:list-item>
              <text:p text:style-name="P31">è ateo</text:p>
            </text:list-item>
            <text:list-item>
              <text:p text:style-name="P31">la ragione illuminata diviene ragione dialettica</text:p>
            </text:list-item>
            <text:list-item>
              <text:p text:style-name="P32">è legato alla Rivoluzione Francese, ma fu rammaricato dal periodo del Terrore e dal periodo napoleonico</text:p>
            </text:list-item>
            <text:list-item>
              <text:p text:style-name="P32">per lui il romanticismo è esaltazione della soggettività, ma arriva in seguito a criticare la soggettività sfrenato</text:p>
            </text:list-item>
            <text:list-item>
              <text:p text:style-name="P32">non esalta arte, natura, religione</text:p>
            </text:list-item>
            <text:list-item>
              <text:p text:style-name="P32">è sintesi di Ficthe e Schelling:</text:p>
              <text:list>
                <text:list-item>
                  <text:p text:style-name="P33">pricipio primo (autoposto e autocreato) è lo spirito (da Fichte)</text:p>
                </text:list-item>
                <text:list-item>
                  <text:p text:style-name="P34">non usa il percorso rettilineo e senza fine per infinitizzare di Fichte</text:p>
                </text:list-item>
                <text:list-item>
                  <text:p text:style-name="P35">piace l'idea di partire dalla natura e trovare un assoluto sopra tutto (Schelling)</text:p>
                </text:list-item>
                <text:list-item>
                  <text:p text:style-name="P35">non piace l'identificazione dell'assoluto nell'arte (Schelling)</text:p>
                </text:list-item>
              </text:list>
            </text:list-item>
          </text:list>
        </text:list-item>
        <text:list-item>
          <text:p text:style-name="P36">Fondamenti</text:p>
          <text:list>
            <text:list-item>
              <text:p text:style-name="P36">Risoluzione del finito nell'infinito</text:p>
              <text:list>
                <text:list-item>
                  <text:p text:style-name="P36">finito è parte dell'infinto (somma di parti del tutto)</text:p>
                </text:list-item>
              </text:list>
            </text:list-item>
            <text:list-item>
              <text:p text:style-name="P36">Identità ragione-realtà</text:p>
              <text:list>
                <text:list-item>
                  <text:p text:style-name="P36">ciò che è reale è razionale, ciò che è razionale è reale (essere = pensiero)</text:p>
                </text:list-item>
                <text:list-item>
                  <text:p text:style-name="P36">senza questa identità la filosofia è come la nottola di Minerva, ossia inutile</text:p>
                </text:list-item>
              </text:list>
            </text:list-item>
            <text:list-item>
              <text:p text:style-name="P36">funzione giustificatrice della filosofia</text:p>
              <text:list>
                <text:list-item>
                  <text:p text:style-name="P37">giustificare razionalmente ciò che è reale e la filosofia non ha nulla sopra di sè, è assoluta</text:p>
                </text:list-item>
              </text:list>
            </text:list-item>
          </text:list>
        </text:list-item>
        <text:list-item>
          <text:p text:style-name="P37">Processo Triatico</text:p>
          <text:list>
            <text:list-item>
              <text:p text:style-name="P37">continua finchè non si arriva all'assoluto</text:p>
            </text:list-item>
            <text:list-item>
              <text:p text:style-name="P38">Tesi1 -&gt; Antitesi -&gt; Sintesi -&gt; Tesi2</text:p>
            </text:list-item>
            <text:list-item>
              <text:p text:style-name="P38">Tesi2 e Tesi1 non hanno le medesime caratteristiche</text:p>
            </text:list-item>
            <text:list-item>
              <text:p text:style-name="P38">Quando la tesi non ha più antitesi si ha l'assoluto</text:p>
            </text:list-item>
            <text:list-item>
              <text:p text:style-name="P39">Tesi</text:p>
              <text:list>
                <text:list-item>
                  <text:p text:style-name="P39">idea in sè e per sè</text:p>
                </text:list-item>
                <text:list-item>
                  <text:p text:style-name="P39">momento astratto intellettuale </text:p>
                  <text:list>
                    <text:list-item>
                      <text:p text:style-name="P39"><text:soft-page-break/>Spiegata dal solo intelletto, poichè la ragione si occupa del concreto</text:p>
                    </text:list-item>
                  </text:list>
                </text:list-item>
              </text:list>
            </text:list-item>
            <text:list-item>
              <text:p text:style-name="P39">Antitesi</text:p>
              <text:list>
                <text:list-item>
                  <text:p text:style-name="P39">idea fuori di sè</text:p>
                </text:list-item>
                <text:list-item>
                  <text:p text:style-name="P39">momento negativo razionale del pensiero</text:p>
                  <text:list>
                    <text:list-item>
                      <text:p text:style-name="P39">negativo = in antitesi con il positivo della tesi</text:p>
                    </text:list-item>
                    <text:list-item>
                      <text:p text:style-name="P39">razionale = opposto di intellettuale</text:p>
                    </text:list-item>
                  </text:list>
                </text:list-item>
              </text:list>
            </text:list-item>
            <text:list-item>
              <text:p text:style-name="P39">Sintesi </text:p>
              <text:list>
                <text:list-item>
                  <text:p text:style-name="P39">idea che torna in sè</text:p>
                </text:list-item>
                <text:list-item>
                  <text:p text:style-name="P39">momento speculativo-positivo razionale</text:p>
                  <text:list>
                    <text:list-item>
                      <text:p text:style-name="P40">speculativo = guardare dentro (da tesi)</text:p>
                    </text:list-item>
                    <text:list-item>
                      <text:p text:style-name="P40">positivo = riferito alla tesi (da tesi)</text:p>
                    </text:list-item>
                    <text:list-item>
                      <text:p text:style-name="P41">razionale = positivo dell'antitesi, <text:span text:style-name="T12">concretizza in parte </text:span></text:p>
                    </text:list-item>
                    <text:list-item>
                      <text:p text:style-name="P41">perde l'"intellettuale"</text:p>
                    </text:list-item>
                  </text:list>
                </text:list-item>
                <text:list-item>
                  <text:p text:style-name="P42">sintesi è aufhenung, ossia superamento</text:p>
                </text:list-item>
                <text:list-item>
                  <text:p text:style-name="P42">sintesi è togliere e conservare</text:p>
                  <text:list>
                    <text:list-item>
                      <text:p text:style-name="P42">togliere negativo (antitesi) e intellettuale (tesi), ma non del tutto</text:p>
                    </text:list-item>
                    <text:list-item>
                      <text:p text:style-name="P42">conservare momento astratto (tesi) e razionale (antitesi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Fenomenologia dello spirito</text:p>
          <text:list>
            <text:list-item>
              <text:p text:style-name="P44">storia romanzata dells coscienza che esce dall'individualità e raggiunge l'universalità, comprendendo l'assoluto</text:p>
            </text:list-item>
            <text:list-item>
              <text:p text:style-name="P45">Assoluto non è legato a ragione ma allo spirito</text:p>
            </text:list-item>
            <text:list-item>
              <text:p text:style-name="P45">ragione è sussunta nello spirito</text:p>
            </text:list-item>
            <text:list-item>
              <text:p text:style-name="P45">dialettica signoria-servitù</text:p>
              <text:list>
                <text:list-item>
                  <text:p text:style-name="P46">evidenzia un inversione di ruoli tra servo e padrone</text:p>
                </text:list-item>
                <text:list-item>
                  <text:p text:style-name="P46">il padrone ha vinto la lotta ed è riuscito a prevalere, mentre il servo per aver salva la vita ha dovuto perdere la sua indipendenza</text:p>
                </text:list-item>
                <text:list-item>
                  <text:p text:style-name="P46">Con il tempo il padrone disimpara e il servo è necessario perchè capace di fare ciò che il padrone non può fare</text:p>
                </text:list-item>
                <text:list-item>
                  <text:p text:style-name="P46">Il signore è servo del servo e il servo padrone del padrone</text:p>
                </text:list-item>
                <text:list-item>
                  <text:p text:style-name="P46">Tre momenti: paura, servizio, lavoro</text:p>
                </text:list-item>
              </text:list>
            </text:list-item>
            <text:list-item>
              <text:p text:style-name="P46">L'uomo è sovrastato da Dio</text:p>
            </text:list-item>
            <text:list-item>
              <text:p text:style-name="P46">La ragione non è sufficiente alla sintesi di autocoscienza e scienza perciò il supporto è dato dallo spirito</text:p>
            </text:list-item>
            <text:list-item>
              <text:p text:style-name="P46">da spirito individuale (soggetto) a universale (oggetto)</text:p>
              <text:list>
                <text:list-item>
                  <text:p text:style-name="P47">L'Io che è in Noi e il Noi che è nell'Io</text:p>
                </text:list-item>
              </text:list>
            </text:list-item>
          </text:list>
        </text:list-item>
        <text:list-item>
          <text:p text:style-name="P42">Filosofia dello spirito</text:p>
          <text:list>
            <text:list-item>
              <text:p text:style-name="P42"><text:soft-page-break/>Spirito soggettivo (spirito individuale)</text:p>
              <text:list>
                <text:list-item>
                  <text:p text:style-name="P42">T: Antropologia (uomo in relazione con se stesso)</text:p>
                </text:list-item>
                <text:list-item>
                  <text:p text:style-name="P42">A: fenomenologia (uomo in relazione con l'ambiente)</text:p>
                </text:list-item>
                <text:list-item>
                  <text:p text:style-name="P42">S: psicologia (spirito come anima)</text:p>
                </text:list-item>
              </text:list>
            </text:list-item>
            <text:list-item>
              <text:p text:style-name="P43">spirito oggettivo <text:span text:style-name="T13">(</text:span>spirito collettivo<text:span text:style-name="T13">)</text:span></text:p>
              <text:list>
                <text:list-item>
                  <text:p text:style-name="P48">lo spirito esce dall'individuale ed entra nel sociale attraverso la libertà</text:p>
                </text:list-item>
                <text:list-item>
                  <text:p text:style-name="P50">la libertà è maggiore in gruppo piccolo piuttosto che grande</text:p>
                </text:list-item>
                <text:list-item>
                  <text:p text:style-name="P50">famiglia garantisce più libertà della società civile</text:p>
                </text:list-item>
                <text:list-item>
                  <text:p text:style-name="P50">Stato regola la giustizia e la libertà</text:p>
                </text:list-item>
                <text:list-item>
                  <text:p text:style-name="P50">Scansione</text:p>
                  <text:list>
                    <text:list-item>
                      <text:p text:style-name="P50">Diritto (sono le leggi)</text:p>
                    </text:list-item>
                    <text:list-item>
                      <text:p text:style-name="P50">Moralità (subordinazione di dovere a volontà)</text:p>
                    </text:list-item>
                    <text:list-item>
                      <text:p text:style-name="P50">Eticità </text:p>
                      <text:list>
                        <text:list-item>
                          <text:p text:style-name="P50">Famiglia (borghese che mira alla procreazione ed educazione dei figli)</text:p>
                        </text:list-item>
                        <text:list-item>
                          <text:p text:style-name="P50">Società civile (in cui l'individuo realizza i propri bisogni, ma tendendo ognuno a pensare a propri si generano conflitti) </text:p>
                        </text:list-item>
                        <text:list-item>
                          <text:p text:style-name="P50">Stato (regola con le leggi i conflitti)</text:p>
                        </text:list-item>
                      </text:list>
                    </text:list-item>
                    <text:list-item>
                      <text:p text:style-name="P51">Stato</text:p>
                      <text:list>
                        <text:list-item>
                          <text:p text:style-name="P52">è "<text:span text:style-name="T16">e</text:span>ntrata nel mondo di Dio" <text:span text:style-name="T16">(teofonia)</text:span></text:p>
                        </text:list-item>
                        <text:list-item>
                          <text:p text:style-name="P53">dovrebbe essere piena realizzazione della libertà</text:p>
                        </text:list-item>
                        <text:list-item>
                          <text:p text:style-name="P53">la miglior forma di governo è monarchia costituzionale</text:p>
                        </text:list-item>
                        <text:list-item>
                          <text:p text:style-name="P54">la democrazia concede troppa libertà</text:p>
                        </text:list-item>
                        <text:list-item>
                          <text:p text:style-name="P55">la guerra è il motore della storia ed è mezzo di progresso che si conclude col prevalere del popolo più forte, il "popolo guida" (per Hegel è quello tedesco, ispirando il nazismo)</text:p>
                        </text:list-item>
                        <text:list-item>
                          <text:p text:style-name="P56">Scansione</text:p>
                          <text:list>
                            <text:list-item>
                              <text:p text:style-name="P57">Diritto statuale interno (Costituzione)</text:p>
                            </text:list-item>
                            <text:list-item>
                              <text:p text:style-name="P58">Diritto statuale esterno (Rapporti con altri Stati)</text:p>
                            </text:list-item>
                            <text:list-item>
                              <text:p text:style-name="P57">Storia Universale</text:p>
                              <text:list>
                                <text:list-item>
                                  <text:p text:style-name="P55">Mondo Orientale (uno solo libero)</text:p>
                                </text:list-item>
                                <text:list-item>
                                  <text:p text:style-name="P55">Mondo greco-romano (alcuni liberi)</text:p>
                                </text:list-item>
                                <text:list-item>
                                  <text:p text:style-name="P55">mondo cristiano-germanico (tutti sono liberi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5">La storia inizia con Dio e deve finire con il mondo cristiano in cui tutti sono liberi</text:p>
                        </text:list-item>
                      </text:list>
                    </text:list-item>
                  </text:list>
                  <text:p text:style-name="P57"><text:span text:style-name="T15"><text:s/></text:span><text:tab/><text:tab/></text:p>
                </text:list-item>
              </text:list>
            </text:list-item>
            <text:list-item>
              <text:p text:style-name="P42">spirito assoluto</text:p>
              <text:list>
                <text:list-item>
                  <text:p text:style-name="P42"><text:soft-page-break/>sa e conosce se stesso nelle forme dell'arte, religione, filosofia</text:p>
                </text:list-item>
                <text:list-item>
                  <text:p text:style-name="P59">puro, sciolto da ogni legame</text:p>
                </text:list-item>
                <text:list-item>
                  <text:p text:style-name="P59">Arte, Religione e Filosofia hanno medesimo contenuto e differiscono solo per la forma con cui percepiscono l'Assoluto</text:p>
                  <text:list>
                    <text:list-item>
                      <text:p text:style-name="P59">Arte contempla</text:p>
                      <text:list>
                        <text:list-item>
                          <text:p text:style-name="P59">serve allo spirito per comprendere l'Assoluto nelle forme sensibili</text:p>
                        </text:list-item>
                        <text:list-item>
                          <text:p text:style-name="P60">fa cogliere immediatamente l'Assoluto <text:span text:style-name="T17">(tutt'uno di spirito e natura)</text:span></text:p>
                        </text:list-item>
                        <text:list-item>
                          <text:p text:style-name="P61">L'arte è legata al passato e non si può sapere se in futuro manterrà lo squilibrio permettendoci di cogliere l'Assoluto, perciò si parla di "morte dell'arte"</text:p>
                        </text:list-item>
                        <text:list-item>
                          <text:p text:style-name="P62">Scansione </text:p>
                          <text:list>
                            <text:list-item>
                              <text:p text:style-name="P62">Simbolica (Architettura): squilibrio tra forma e contenuto</text:p>
                            </text:list-item>
                            <text:list-item>
                              <text:p text:style-name="P62">Classica (Scultura): equilibrio</text:p>
                            </text:list-item>
                            <text:list-item>
                              <text:p text:style-name="P62">Romantica: nuovo squilibrio</text:p>
                              <text:list>
                                <text:list-item>
                                  <text:p text:style-name="P62">Pittura</text:p>
                                </text:list-item>
                                <text:list-item>
                                  <text:p text:style-name="P62">Musica </text:p>
                                </text:list-item>
                                <text:list-item>
                                  <text:p text:style-name="P62">Poesi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Religione rappresenta</text:p>
                      <text:list>
                        <text:list-item>
                          <text:p text:style-name="P63">rappresentazione: modo tipicamente religioso di pensare a Dio, che è tra i sensi e l'intelletto</text:p>
                        </text:list-item>
                        <text:list-item>
                          <text:p text:style-name="P63">Dio è pensabile solo in senso religioso ed è indimostrabile razionalmente</text:p>
                        </text:list-item>
                        <text:list-item>
                          <text:p text:style-name="P63">Scansione</text:p>
                          <text:list>
                            <text:list-item>
                              <text:p text:style-name="P63">religione naturale (orientale)</text:p>
                              <text:list>
                                <text:list-item>
                                  <text:p text:style-name="P63">Dio è natura</text:p>
                                </text:list-item>
                              </text:list>
                            </text:list-item>
                            <text:list-item>
                              <text:p text:style-name="P63">religione spirituale (greco-romana)</text:p>
                              <text:list>
                                <text:list-item>
                                  <text:p text:style-name="P63">Dio è forma spirituale</text:p>
                                </text:list-item>
                              </text:list>
                            </text:list-item>
                            <text:list-item>
                              <text:p text:style-name="P63">religione assoluta (cristianesimo)</text:p>
                              <text:list>
                                <text:list-item>
                                  <text:p text:style-name="P63">Dio è forma p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Filosofia comprende concettualmente</text:p>
                      <text:list>
                        <text:list-item>
                          <text:p text:style-name="P64">concetto è idea che pensa a se stessa</text:p>
                        </text:list-item>
                        <text:list-item>
                          <text:p text:style-name="P64">filosofia conosce l'Assoluto tramite concetto</text:p>
                        </text:list-item>
                        <text:list-item>
                          <text:p text:style-name="P64">Scansione</text:p>
                          <text:list>
                            <text:list-item>
                              <text:p text:style-name="P64">filosofia greca</text:p>
                            </text:list-item>
                            <text:list-item>
                              <text:p text:style-name="P64">filosofia moderna (Fichte, Schelling)</text:p>
                            </text:list-item>
                            <text:list-item>
                              <text:p text:style-name="P64">filosofia hegelian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/>
      <text:p text:style-name="P6"><text:soft-page-break/></text:p>
      <text:p text:style-name="P6"/>
      <text:p text:style-name="P5"/>
      <text:p text:style-name="P5"/>
      <text:list xml:id="list152918079931328" text:continue-numbering="true" text:style-name="L5">
        <text:list-item>
          <text:list>
            <text:list-header>
              <text:p text:style-name="P78">Fenomenologia dello spirito</text:p>
            </text:list-header>
          </text:list>
        </text:list-item>
      </text:list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list xml:id="list152918677216530" text:continue-numbering="true" text:style-name="L5">
              <text:list-item>
                <text:p text:style-name="P74">I parte</text:p>
                <text:list>
                  <text:list-item>
                    <text:p text:style-name="P75">T: Coscienza</text:p>
                  </text:list-item>
                  <text:list-item>
                    <text:p text:style-name="P75">A: Autocoscienza</text:p>
                  </text:list-item>
                  <text:list-item>
                    <text:p text:style-name="P75">S: Ragione</text:p>
                  </text:list-item>
                </text:list>
              </text:list-item>
              <text:list-item>
                <text:p text:style-name="P65">II parte</text:p>
                <text:list>
                  <text:list-item>
                    <text:p text:style-name="P66">T: spirito</text:p>
                  </text:list-item>
                  <text:list-item>
                    <text:p text:style-name="P66">A: religione</text:p>
                  </text:list-item>
                  <text:list-item>
                    <text:p text:style-name="P67">S: sapere assoluto</text:p>
                  </text:list-item>
                </text:list>
              </text:list-item>
              <text:list-item>
                <text:p text:style-name="P68">Sapere Assoluto</text:p>
                <text:list>
                  <text:list-item>
                    <text:p text:style-name="P66">T: logica</text:p>
                    <text:list>
                      <text:list-item>
                        <text:p text:style-name="P49">T: Essere (pensiero in sè e per sè)</text:p>
                      </text:list-item>
                      <text:list-item>
                        <text:p text:style-name="P49">A: Essenza (pensiero fuori di sè)</text:p>
                      </text:list-item>
                      <text:list-item>
                        <text:p text:style-name="P49">S: Concreto (pensiero torna in sè)</text:p>
                      </text:list-item>
                    </text:list>
                  </text:list-item>
                  <text:list-item>
                    <text:p text:style-name="P66">A: filosofia della natura</text:p>
                    <text:list>
                      <text:list-item>
                        <text:p text:style-name="P49">T: <text:span text:style-name="T14">Meccanica</text:span></text:p>
                      </text:list-item>
                      <text:list-item>
                        <text:p text:style-name="P69">A: Fisica</text:p>
                      </text:list-item>
                      <text:list-item>
                        <text:p text:style-name="P69">S: Fisica Organica</text:p>
                      </text:list-item>
                    </text:list>
                  </text:list-item>
                  <text:list-item>
                    <text:p text:style-name="P67">S: filosofia dello spirito (geist)</text:p>
                  </text:list-item>
                </text:list>
              </text:list-item>
              <text:list-item>
                <text:p text:style-name="P68">Filosofia dello spirito</text:p>
                <text:list>
                  <text:list-item>
                    <text:p text:style-name="P70">T: Spirito soggettivo</text:p>
                    <text:list>
                      <text:list-item>
                        <text:p text:style-name="P72">T: Antropologia</text:p>
                      </text:list-item>
                      <text:list-item>
                        <text:p text:style-name="P72">A: fenomenologia</text:p>
                      </text:list-item>
                      <text:list-item>
                        <text:p text:style-name="P72">S: psicologia</text:p>
                      </text:list-item>
                    </text:list>
                  </text:list-item>
                  <text:list-item>
                    <text:p text:style-name="P70">A: Spirito oggettivo</text:p>
                    <text:list>
                      <text:list-item>
                        <text:p text:style-name="P72">T: diritto</text:p>
                      </text:list-item>
                      <text:list-item>
                        <text:p text:style-name="P72">A: moralità</text:p>
                      </text:list-item>
                      <text:list-item>
                        <text:p text:style-name="P73">S: eticità</text:p>
                      </text:list-item>
                    </text:list>
                  </text:list-item>
                  <text:list-item>
                    <text:p text:style-name="P71">S: Spirito assoluto</text:p>
                    <text:list>
                      <text:list-item>
                        <text:p text:style-name="P72">T: Arte</text:p>
                      </text:list-item>
                      <text:list-item>
                        <text:p text:style-name="P72">A: Religione</text:p>
                      </text:list-item>
                      <text:list-item>
                        <text:p text:style-name="P72">S: Filosofia</text:p>
                      </text:list-item>
                    </text:list>
                  </text:list-item>
                </text:list>
                <text:p text:style-name="P49"/>
              </text:list-item>
            </text:list>
            <text:p text:style-name="P8"><text:soft-page-break/><text:tab/><text:tab/><text:tab/><text:tab/><text:tab/><text:tab/><text:tab/><text:tab/><text:tab/><text:tab/></text:p>
          </table:table-cell>
          <table:table-cell table:style-name="Tabella1.B1" office:value-type="string">
            <text:list xml:id="list7444416204235392772" text:style-name="L6">
              <text:list-item>
                <text:p text:style-name="P79">Eticità</text:p>
                <text:list>
                  <text:list-item>
                    <text:p text:style-name="P81">T: Famiglia</text:p>
                  </text:list-item>
                  <text:list-item>
                    <text:p text:style-name="P81">A: Società civile</text:p>
                  </text:list-item>
                  <text:list-item>
                    <text:p text:style-name="P81">S: Stato</text:p>
                    <text:list>
                      <text:list-item>
                        <text:p text:style-name="P82">T: diritto statuale interno</text:p>
                      </text:list-item>
                      <text:list-item>
                        <text:p text:style-name="P82">A: diritto statuale esterno</text:p>
                      </text:list-item>
                      <text:list-item>
                        <text:p text:style-name="P82">S: storia universale</text:p>
                      </text:list-item>
                    </text:list>
                  </text:list-item>
                </text:list>
              </text:list-item>
              <text:list-item>
                <text:p text:style-name="P80">Spirito Assoluto</text:p>
                <text:list>
                  <text:list-item>
                    <text:p text:style-name="P81">T: Arte</text:p>
                    <text:list>
                      <text:list-item>
                        <text:p text:style-name="P82">T: simbolica</text:p>
                      </text:list-item>
                      <text:list-item>
                        <text:p text:style-name="P82">A: classica</text:p>
                      </text:list-item>
                      <text:list-item>
                        <text:p text:style-name="P82">S: romantica</text:p>
                      </text:list-item>
                    </text:list>
                  </text:list-item>
                  <text:list-item>
                    <text:p text:style-name="P81">A: Religione</text:p>
                    <text:list>
                      <text:list-item>
                        <text:p text:style-name="P82">T: naturale</text:p>
                      </text:list-item>
                      <text:list-item>
                        <text:p text:style-name="P82">A: spirituale</text:p>
                      </text:list-item>
                      <text:list-item>
                        <text:p text:style-name="P82">S: rivelata</text:p>
                      </text:list-item>
                    </text:list>
                  </text:list-item>
                  <text:list-item>
                    <text:p text:style-name="P81">S: Filosofia</text:p>
                    <text:list>
                      <text:list-item>
                        <text:p text:style-name="P82">T: antica</text:p>
                      </text:list-item>
                      <text:list-item>
                        <text:p text:style-name="P82">A: moderna</text:p>
                      </text:list-item>
                      <text:list-item>
                        <text:p text:style-name="P82">S: filosofia hegeliana</text:p>
                        <text:p text:style-name="P82"/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lonna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16M40S</meta:editing-duration>
    <meta:editing-cycles>70</meta:editing-cycles>
    <meta:generator>LibreOffice/5.2.2.2$Windows_x86 LibreOffice_project/8f96e87c890bf8fa77463cd4b640a2312823f3ad</meta:generator>
    <dc:date>2016-11-04T15:29:15.657000000</dc:date>
    <meta:document-statistic meta:table-count="1" meta:image-count="0" meta:object-count="0" meta:page-count="9" meta:paragraph-count="242" meta:word-count="1674" meta:character-count="9812" meta:non-whitespace-character-count="8587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